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officeooo:rsid="001a5e68" officeooo:paragraph-rsid="001a5e68" style:font-size-asian="16pt" style:font-size-complex="16pt"/>
    </style:style>
    <style:style style:name="P2" style:family="paragraph" style:parent-style-name="Standard">
      <style:text-properties fo:font-size="16pt" officeooo:rsid="001a5e68" officeooo:paragraph-rsid="001ea179" style:font-size-asian="16pt" style:font-size-complex="16pt"/>
    </style:style>
    <style:style style:name="P3" style:family="paragraph" style:parent-style-name="Standard">
      <style:text-properties fo:font-size="16pt" officeooo:rsid="001a5e68" officeooo:paragraph-rsid="003467a9" style:font-size-asian="16pt" style:font-size-complex="16pt"/>
    </style:style>
    <style:style style:name="P4" style:family="paragraph" style:parent-style-name="Standard">
      <style:text-properties fo:font-size="16pt" officeooo:rsid="001a5e68" officeooo:paragraph-rsid="0037e4af" style:font-size-asian="16pt" style:font-size-complex="16pt"/>
    </style:style>
    <style:style style:name="P5" style:family="paragraph" style:parent-style-name="Standard">
      <style:text-properties fo:font-size="16pt" officeooo:rsid="002dc552" officeooo:paragraph-rsid="002dc552" style:font-size-asian="16pt" style:font-size-complex="16pt"/>
    </style:style>
    <style:style style:name="P6" style:family="paragraph" style:parent-style-name="Standard">
      <style:text-properties fo:font-size="16pt" officeooo:rsid="002e8330" officeooo:paragraph-rsid="002e8330" style:font-size-asian="16pt" style:font-size-complex="16pt"/>
    </style:style>
    <style:style style:name="P7" style:family="paragraph" style:parent-style-name="Standard">
      <style:text-properties fo:font-size="16pt" officeooo:rsid="00397f69" officeooo:paragraph-rsid="00397f69" style:font-size-asian="16pt" style:font-size-complex="16pt"/>
    </style:style>
    <style:style style:name="P8" style:family="paragraph" style:parent-style-name="Standard">
      <style:text-properties fo:font-size="20pt" officeooo:rsid="0018f8fa" officeooo:paragraph-rsid="0018f8fa" style:font-size-asian="20pt" style:font-size-complex="20pt"/>
    </style:style>
    <style:style style:name="T1" style:family="text">
      <style:text-properties officeooo:rsid="002bf9a9"/>
    </style:style>
    <style:style style:name="T2" style:family="text">
      <style:text-properties officeooo:rsid="001a5e68"/>
    </style:style>
    <style:style style:name="T3" style:family="text">
      <style:text-properties fo:font-weight="bold" style:font-weight-asian="bold" style:font-weight-complex="bold"/>
    </style:style>
    <style:style style:name="T4" style:family="text">
      <style:text-properties officeooo:rsid="003609e1"/>
    </style:style>
    <style:style style:name="T5" style:family="text">
      <style:text-properties officeooo:rsid="003741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ab/><text:tab/><text:tab/><text:tab/>K Nearest Neighbors</text:p>
      <text:p text:style-name="P8"/>
      <text:p text:style-name="P1">Comparing Scikit-Learn and my <text:span text:style-name="T1">own custom</text:span> implementation : </text:p>
      <text:p text:style-name="P1"/>
      <text:p text:style-name="P5"><text:span text:style-name="T3">Running Time :</text:span> <text:span text:style-name="T2">My implementation takes an average running time of around 0.652 seconds while scikit-learn takes just 0.052 seconds.</text:span></text:p>
      <text:p text:style-name="P2"/>
      <text:p text:style-name="P6"><text:span text:style-name="T3">Accuracy :</text:span> <text:s/><text:span text:style-name="T2">In terms of accuracy both are nearly the same. They both are around 97% accurate, rarely going below that 95% or above 98%.</text:span></text:p>
      <text:p text:style-name="P1"/>
      <text:p text:style-name="P1">We can speed up with the following techniques:</text:p>
      <text:p text:style-name="P1">• Using advanced data structures like Ball Tree or K-d tree for calculating</text:p>
      <text:p text:style-name="P1">distances. These also offer good amortized complexities.<text:tab/></text:p>
      <text:p text:style-name="P3">• Using advanced mathematical optimizations <text:span text:style-name="T4">like </text:span>faster multiplication, </text:p>
      <text:p text:style-name="P3">division, square root algorithms to calculate the Euclidean distance between two points.</text:p>
      <text:p text:style-name="P4">• Also, Nearest <text:span text:style-name="T5">N</text:span>eighbors can be efficiently parallelized on a multi </text:p>
      <text:p text:style-name="P4">processor machine.</text:p>
      <text:p text:style-name="P1"/>
      <text:p text:style-name="P1"/>
      <text:p text:style-name="P1"/>
      <text:p text:style-name="P7">For the missing values, I used Imputer function from sklearn which replaces the missing values with the mean of the value from the other samples. <text:span text:style-name="T2">During testing, I replaced missing values with the mean values calculated from the training data. This is to not give any sort of bias to any test data for that particular feature. This was better than ignoring that particular r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0T19:45:19.085395733</meta:creation-date>
    <meta:generator>LibreOffice/4.2.8.2$Linux_X86_64 LibreOffice_project/420m0$Build-2</meta:generator>
    <dc:date>2016-08-30T19:56:23.397235459</dc:date>
    <meta:editing-duration>PT10M12S</meta:editing-duration>
    <meta:editing-cycles>33</meta:editing-cycles>
    <meta:document-statistic meta:table-count="0" meta:image-count="0" meta:object-count="0" meta:page-count="1" meta:paragraph-count="12" meta:word-count="182" meta:character-count="1158" meta:non-whitespace-character-count="970"/>
  </office:meta>
</office:document-meta>
</file>